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MethodModifiersTest.onEventBackgroundThread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MethodModifiersTest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MethodModifiersTest.onEventAsync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MethodModifiersTest.testRegisterForEventTypeAnd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BusMethodModifiersTest.onEventMainThread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